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6"/>
    <style:style style:name="P5" style:family="paragraph" style:parent-style-name="Text_20_body" style:list-style-name="L8"/>
    <style:style style:name="P6" style:family="paragraph" style:parent-style-name="Text_20_body" style:list-style-name="L10"/>
    <style:style style:name="P7" style:family="paragraph" style:parent-style-name="Text_20_body" style:list-style-name="L12"/>
    <style:style style:name="P8" style:family="paragraph" style:parent-style-name="Text_20_body" style:list-style-name="L14"/>
    <style:style style:name="P9" style:family="paragraph" style:parent-style-name="Text_20_body" style:list-style-name="L16"/>
    <style:style style:name="P10" style:family="paragraph" style:parent-style-name="Text_20_body" style:list-style-name="L19"/>
    <style:style style:name="P11" style:family="paragraph" style:parent-style-name="Text_20_body" style:list-style-name="L20"/>
    <style:style style:name="P12" style:family="paragraph" style:parent-style-name="Text_20_body" style:list-style-name="L22"/>
    <style:style style:name="P13" style:family="paragraph" style:parent-style-name="Text_20_body" style:list-style-name="L25"/>
    <style:style style:name="P14" style:family="paragraph" style:parent-style-name="Text_20_body" style:list-style-name="L27"/>
    <style:style style:name="P15" style:family="paragraph" style:parent-style-name="Text_20_body" style:list-style-name="L28"/>
    <style:style style:name="P16" style:family="paragraph" style:parent-style-name="Text_20_body" style:list-style-name="L30"/>
    <style:style style:name="P17" style:family="paragraph" style:parent-style-name="Text_20_body" style:list-style-name="L32"/>
    <style:style style:name="P18" style:family="paragraph" style:parent-style-name="Text_20_body" style:list-style-name="L34"/>
    <style:style style:name="P19" style:family="paragraph" style:parent-style-name="Text_20_body" style:list-style-name="L36"/>
    <style:style style:name="P20" style:family="paragraph" style:parent-style-name="Text_20_body" style:list-style-name="L38"/>
    <style:style style:name="P21" style:family="paragraph" style:parent-style-name="Text_20_body" style:list-style-name="L41"/>
    <style:style style:name="P22" style:family="paragraph" style:parent-style-name="Text_20_body" style:list-style-name="L42"/>
    <style:style style:name="P23" style:family="paragraph" style:parent-style-name="Text_20_body" style:list-style-name="L44"/>
    <style:style style:name="P24" style:family="paragraph" style:parent-style-name="Text_20_body" style:list-style-name="L47"/>
    <style:style style:name="P25" style:family="paragraph" style:parent-style-name="Text_20_body" style:list-style-name="L48"/>
    <style:style style:name="P26" style:family="paragraph" style:parent-style-name="Text_20_body" style:list-style-name="L50"/>
    <style:style style:name="P27" style:family="paragraph" style:parent-style-name="Text_20_body" style:list-style-name="L53"/>
    <style:style style:name="P28" style:family="paragraph" style:parent-style-name="Text_20_body" style:list-style-name="L54"/>
    <style:style style:name="P29" style:family="paragraph" style:parent-style-name="Text_20_body" style:list-style-name="L56"/>
    <style:style style:name="P30" style:family="paragraph" style:parent-style-name="Text_20_body" style:list-style-name="L58"/>
    <style:style style:name="P31" style:family="paragraph" style:parent-style-name="Text_20_body" style:list-style-name="L60"/>
    <style:style style:name="P32" style:family="paragraph" style:parent-style-name="Text_20_body" style:list-style-name="L62"/>
    <style:style style:name="P33" style:family="paragraph" style:parent-style-name="Text_20_body" style:list-style-name="L64"/>
    <style:style style:name="P34" style:family="paragraph" style:parent-style-name="Text_20_body" style:list-style-name="L66"/>
    <style:style style:name="P35" style:family="paragraph" style:parent-style-name="Text_20_body" style:list-style-name="L68"/>
    <style:style style:name="P36" style:family="paragraph" style:parent-style-name="Text_20_body">
      <style:text-properties fo:font-size="8pt" style:font-size-asian="8pt" style:font-size-complex="8pt"/>
    </style:style>
    <style:style style:name="P37" style:family="paragraph" style:parent-style-name="Text_20_body" style:list-style-name="L1">
      <style:text-properties fo:font-size="8pt" style:font-size-asian="8pt" style:font-size-complex="8pt"/>
    </style:style>
    <style:style style:name="P38" style:family="paragraph" style:parent-style-name="Text_20_body" style:list-style-name="L7">
      <style:text-properties fo:font-size="8pt" style:font-size-asian="8pt" style:font-size-complex="8pt"/>
    </style:style>
    <style:style style:name="P39" style:family="paragraph" style:parent-style-name="Text_20_body" style:list-style-name="L9">
      <style:text-properties fo:font-size="8pt" style:font-size-asian="8pt" style:font-size-complex="8pt"/>
    </style:style>
    <style:style style:name="P40" style:family="paragraph" style:parent-style-name="Text_20_body" style:list-style-name="L11">
      <style:text-properties fo:font-size="8pt" style:font-size-asian="8pt" style:font-size-complex="8pt"/>
    </style:style>
    <style:style style:name="P41" style:family="paragraph" style:parent-style-name="Text_20_body" style:list-style-name="L13">
      <style:text-properties fo:font-size="8pt" style:font-size-asian="8pt" style:font-size-complex="8pt"/>
    </style:style>
    <style:style style:name="P42" style:family="paragraph" style:parent-style-name="Text_20_body" style:list-style-name="L15">
      <style:text-properties fo:font-size="8pt" style:font-size-asian="8pt" style:font-size-complex="8pt"/>
    </style:style>
    <style:style style:name="P43" style:family="paragraph" style:parent-style-name="Text_20_body" style:list-style-name="L18">
      <style:text-properties fo:font-size="8pt" style:font-size-asian="8pt" style:font-size-complex="8pt"/>
    </style:style>
    <style:style style:name="P44" style:family="paragraph" style:parent-style-name="Text_20_body" style:list-style-name="L20">
      <style:text-properties fo:font-size="8pt" style:font-size-asian="8pt" style:font-size-complex="8pt"/>
    </style:style>
    <style:style style:name="P45" style:family="paragraph" style:parent-style-name="Text_20_body" style:list-style-name="L21">
      <style:text-properties fo:font-size="8pt" style:font-size-asian="8pt" style:font-size-complex="8pt"/>
    </style:style>
    <style:style style:name="P46" style:family="paragraph" style:parent-style-name="Text_20_body" style:list-style-name="L23">
      <style:text-properties fo:font-size="8pt" style:font-size-asian="8pt" style:font-size-complex="8pt"/>
    </style:style>
    <style:style style:name="P47" style:family="paragraph" style:parent-style-name="Text_20_body" style:list-style-name="L24">
      <style:text-properties fo:font-size="8pt" style:font-size-asian="8pt" style:font-size-complex="8pt"/>
    </style:style>
    <style:style style:name="P48" style:family="paragraph" style:parent-style-name="Text_20_body" style:list-style-name="L26">
      <style:text-properties fo:font-size="8pt" style:font-size-asian="8pt" style:font-size-complex="8pt"/>
    </style:style>
    <style:style style:name="P49" style:family="paragraph" style:parent-style-name="Text_20_body" style:list-style-name="L28">
      <style:text-properties fo:font-size="8pt" style:font-size-asian="8pt" style:font-size-complex="8pt"/>
    </style:style>
    <style:style style:name="P50" style:family="paragraph" style:parent-style-name="Text_20_body" style:list-style-name="L29">
      <style:text-properties fo:font-size="8pt" style:font-size-asian="8pt" style:font-size-complex="8pt"/>
    </style:style>
    <style:style style:name="P51" style:family="paragraph" style:parent-style-name="Text_20_body" style:list-style-name="L31">
      <style:text-properties fo:font-size="8pt" style:font-size-asian="8pt" style:font-size-complex="8pt"/>
    </style:style>
    <style:style style:name="P52" style:family="paragraph" style:parent-style-name="Text_20_body" style:list-style-name="L33">
      <style:text-properties fo:font-size="8pt" style:font-size-asian="8pt" style:font-size-complex="8pt"/>
    </style:style>
    <style:style style:name="P53" style:family="paragraph" style:parent-style-name="Text_20_body" style:list-style-name="L35">
      <style:text-properties fo:font-size="8pt" style:font-size-asian="8pt" style:font-size-complex="8pt"/>
    </style:style>
    <style:style style:name="P54" style:family="paragraph" style:parent-style-name="Text_20_body" style:list-style-name="L37">
      <style:text-properties fo:font-size="8pt" style:font-size-asian="8pt" style:font-size-complex="8pt"/>
    </style:style>
    <style:style style:name="P55" style:family="paragraph" style:parent-style-name="Text_20_body" style:list-style-name="L39">
      <style:text-properties fo:font-size="8pt" style:font-size-asian="8pt" style:font-size-complex="8pt"/>
    </style:style>
    <style:style style:name="P56" style:family="paragraph" style:parent-style-name="Text_20_body" style:list-style-name="L40">
      <style:text-properties fo:font-size="8pt" style:font-size-asian="8pt" style:font-size-complex="8pt"/>
    </style:style>
    <style:style style:name="P57" style:family="paragraph" style:parent-style-name="Text_20_body" style:list-style-name="L42">
      <style:text-properties fo:font-size="8pt" style:font-size-asian="8pt" style:font-size-complex="8pt"/>
    </style:style>
    <style:style style:name="P58" style:family="paragraph" style:parent-style-name="Text_20_body" style:list-style-name="L43">
      <style:text-properties fo:font-size="8pt" style:font-size-asian="8pt" style:font-size-complex="8pt"/>
    </style:style>
    <style:style style:name="P59" style:family="paragraph" style:parent-style-name="Text_20_body" style:list-style-name="L45">
      <style:text-properties fo:font-size="8pt" style:font-size-asian="8pt" style:font-size-complex="8pt"/>
    </style:style>
    <style:style style:name="P60" style:family="paragraph" style:parent-style-name="Text_20_body" style:list-style-name="L46">
      <style:text-properties fo:font-size="8pt" style:font-size-asian="8pt" style:font-size-complex="8pt"/>
    </style:style>
    <style:style style:name="P61" style:family="paragraph" style:parent-style-name="Text_20_body" style:list-style-name="L48">
      <style:text-properties fo:font-size="8pt" style:font-size-asian="8pt" style:font-size-complex="8pt"/>
    </style:style>
    <style:style style:name="P62" style:family="paragraph" style:parent-style-name="Text_20_body" style:list-style-name="L49">
      <style:text-properties fo:font-size="8pt" style:font-size-asian="8pt" style:font-size-complex="8pt"/>
    </style:style>
    <style:style style:name="P63" style:family="paragraph" style:parent-style-name="Text_20_body" style:list-style-name="L51">
      <style:text-properties fo:font-size="8pt" style:font-size-asian="8pt" style:font-size-complex="8pt"/>
    </style:style>
    <style:style style:name="P64" style:family="paragraph" style:parent-style-name="Text_20_body" style:list-style-name="L52">
      <style:text-properties fo:font-size="8pt" style:font-size-asian="8pt" style:font-size-complex="8pt"/>
    </style:style>
    <style:style style:name="P65" style:family="paragraph" style:parent-style-name="Text_20_body" style:list-style-name="L54">
      <style:text-properties fo:font-size="8pt" style:font-size-asian="8pt" style:font-size-complex="8pt"/>
    </style:style>
    <style:style style:name="P66" style:family="paragraph" style:parent-style-name="Text_20_body" style:list-style-name="L55">
      <style:text-properties fo:font-size="8pt" style:font-size-asian="8pt" style:font-size-complex="8pt"/>
    </style:style>
    <style:style style:name="P67" style:family="paragraph" style:parent-style-name="Text_20_body" style:list-style-name="L57">
      <style:text-properties fo:font-size="8pt" style:font-size-asian="8pt" style:font-size-complex="8pt"/>
    </style:style>
    <style:style style:name="P68" style:family="paragraph" style:parent-style-name="Text_20_body" style:list-style-name="L59">
      <style:text-properties fo:font-size="8pt" style:font-size-asian="8pt" style:font-size-complex="8pt"/>
    </style:style>
    <style:style style:name="P69" style:family="paragraph" style:parent-style-name="Text_20_body" style:list-style-name="L61">
      <style:text-properties fo:font-size="8pt" style:font-size-asian="8pt" style:font-size-complex="8pt"/>
    </style:style>
    <style:style style:name="P70" style:family="paragraph" style:parent-style-name="Text_20_body" style:list-style-name="L62">
      <style:text-properties fo:font-size="8pt" style:font-size-asian="8pt" style:font-size-complex="8pt"/>
    </style:style>
    <style:style style:name="P71" style:family="paragraph" style:parent-style-name="Text_20_body" style:list-style-name="L63">
      <style:text-properties fo:font-size="8pt" style:font-size-asian="8pt" style:font-size-complex="8pt"/>
    </style:style>
    <style:style style:name="P72" style:family="paragraph" style:parent-style-name="Text_20_body" style:list-style-name="L65">
      <style:text-properties fo:font-size="8pt" style:font-size-asian="8pt" style:font-size-complex="8pt"/>
    </style:style>
    <style:style style:name="P73" style:family="paragraph" style:parent-style-name="Text_20_body" style:list-style-name="L67">
      <style:text-properties fo:font-size="8pt" style:font-size-asian="8pt" style:font-size-complex="8pt"/>
    </style:style>
    <style:style style:name="P74" style:family="paragraph" style:parent-style-name="Text_20_body" style:list-style-name="L69"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ecurity testing tools are . They identify vulnerabilities, assess risks, and ensure robust security measures within applications by simulating attacks and analyzing components for weaknesses. </text:p>
      <text:p text:style-name="P36">Types of Security Testing Tools: </text:p>
      <text:list xml:id="list2837261424" text:style-name="L1">
        <text:list-item>
          <text:p text:style-name="P1"><text:span text:style-name="Strong_20_Emphasis"><text:span text:style-name="T2">Dynamic Application Security Testing (DAST):</text:span></text:span><text:span text:style-name="T2"> </text:span></text:p>
          <text:p text:style-name="P37">These tools analyze applications while they are running, simulating real-world attacks to identify vulnerabilities. Examples include: </text:p>
        </text:list-item>
      </text:list>
      <text:list xml:id="list1543009951" text:style-name="L2">
        <text:list-item>
          <text:p text:style-name="P2"><text:span text:style-name="Strong_20_Emphasis"><text:span text:style-name="T2">OWASP ZAP:</text:span></text:span><text:span text:style-name="T2"> An open-source tool for web application security scanning. </text:span></text:p>
        </text:list-item>
      </text:list>
      <text:list xml:id="list1252198763" text:style-name="L4">
        <text:list-item>
          <text:p text:style-name="P3"><text:span text:style-name="Strong_20_Emphasis"><text:span text:style-name="T2">Burp Suite:</text:span></text:span><text:span text:style-name="T2"> A comprehensive platform for web application security testing. </text:span></text:p>
        </text:list-item>
      </text:list>
      <text:section text:style-name="Sect1" text:name="eFiDaIC3KJjy4-EPtMz5yAE__58">
        <text:list xml:id="list2819967778" text:style-name="L6">
          <text:list-item>
            <text:p text:style-name="P4"><text:span text:style-name="Strong_20_Emphasis"><text:span text:style-name="T2">Nikto:</text:span></text:span><text:span text:style-name="T2"> A web server scanner that identifies common vulnerabilities. </text:span></text:p>
          </text:list-item>
        </text:list>
      </text:section>
      <text:section text:style-name="Sect1" text:name="Section1">
        <text:list xml:id="list4079904327" text:style-name="L7">
          <text:list-item>
            <text:p text:style-name="P38"><text:bookmark text:name="eFiDaIC3KJjy4-EPtMz5yAE__58"/></text:p>
          </text:list-item>
        </text:list>
      </text:section>
      <text:section text:style-name="Sect1" text:name="eFiDaIC3KJjy4-EPtMz5yAE__61">
        <text:list xml:id="list3212170814" text:style-name="L8">
          <text:list-item>
            <text:p text:style-name="P5"><text:span text:style-name="Strong_20_Emphasis"><text:span text:style-name="T2">Nmap:</text:span></text:span><text:span text:style-name="T2"> A network scanner for discovering hosts and services on a network. </text:span></text:p>
          </text:list-item>
        </text:list>
      </text:section>
      <text:section text:style-name="Sect1" text:name="Section2">
        <text:list xml:id="list3251833928" text:style-name="L9">
          <text:list-item>
            <text:p text:style-name="P39"><text:bookmark text:name="eFiDaIC3KJjy4-EPtMz5yAE__61"/></text:p>
          </text:list-item>
        </text:list>
      </text:section>
      <text:section text:style-name="Sect1" text:name="eFiDaIC3KJjy4-EPtMz5yAE__64">
        <text:list xml:id="list2087249896" text:style-name="L10">
          <text:list-item>
            <text:p text:style-name="P6"><text:span text:style-name="Strong_20_Emphasis"><text:span text:style-name="T2">Astra Security:</text:span></text:span><text:span text:style-name="T2"> A DAST tool that covers web and mobile applications, cloud infrastructure, APIs, and networks. </text:span></text:p>
          </text:list-item>
        </text:list>
      </text:section>
      <text:section text:style-name="Sect1" text:name="Section3">
        <text:list xml:id="list2214334142" text:style-name="L11">
          <text:list-item>
            <text:p text:style-name="P40"><text:bookmark text:name="eFiDaIC3KJjy4-EPtMz5yAE__64"/></text:p>
          </text:list-item>
        </text:list>
      </text:section>
      <text:section text:style-name="Sect1" text:name="eFiDaIC3KJjy4-EPtMz5yAE__67">
        <text:list xml:id="list3650981741" text:style-name="L12">
          <text:list-item>
            <text:p text:style-name="P7"><text:span text:style-name="Strong_20_Emphasis"><text:span text:style-name="T2">Intruder:</text:span></text:span><text:span text:style-name="T2"> A DAST tool for websites, servers, and cloud environments. </text:span></text:p>
          </text:list-item>
        </text:list>
      </text:section>
      <text:section text:style-name="Sect1" text:name="Section4">
        <text:list xml:id="list1866569644" text:style-name="L13">
          <text:list-item>
            <text:p text:style-name="P41"><text:bookmark text:name="eFiDaIC3KJjy4-EPtMz5yAE__67"/></text:p>
          </text:list-item>
        </text:list>
      </text:section>
      <text:section text:style-name="Sect1" text:name="eFiDaIC3KJjy4-EPtMz5yAE__70">
        <text:list xml:id="list2878627421" text:style-name="L14">
          <text:list-item>
            <text:p text:style-name="P8"><text:span text:style-name="Strong_20_Emphasis"><text:span text:style-name="T2">Qualys:</text:span></text:span><text:span text:style-name="T2"> DAST tool for cloud and web applications. </text:span></text:p>
          </text:list-item>
        </text:list>
      </text:section>
      <text:section text:style-name="Sect1" text:name="Section5">
        <text:list xml:id="list2204778527" text:style-name="L15">
          <text:list-item>
            <text:p text:style-name="P42"><text:bookmark text:name="eFiDaIC3KJjy4-EPtMz5yAE__70"/></text:p>
          </text:list-item>
        </text:list>
      </text:section>
      <text:section text:style-name="Sect1" text:name="eFiDaIC3KJjy4-EPtMz5yAE__73">
        <text:list xml:id="list1014636897" text:style-name="L16">
          <text:list-item>
            <text:p text:style-name="P9"><text:span text:style-name="Strong_20_Emphasis"><text:span text:style-name="T2">Rapid7:</text:span></text:span><text:span text:style-name="T2"> DAST tool for network, cloud, and web applications. </text:span></text:p>
          </text:list-item>
        </text:list>
      </text:section>
      <text:section text:style-name="Sect1" text:name="Section6">
        <text:list xml:id="list465072622" text:style-name="L18">
          <text:list-item>
            <text:p text:style-name="P43"><text:bookmark text:name="eFiDaIC3KJjy4-EPtMz5yAE__73"/></text:p>
          </text:list-item>
        </text:list>
      </text:section>
      <text:section text:style-name="Sect1" text:name="eFiDaIC3KJjy4-EPtMz5yAE__76">
        <text:list xml:id="list662478727" text:style-name="L19">
          <text:list-item>
            <text:p text:style-name="P10"><text:span text:style-name="Strong_20_Emphasis"><text:span text:style-name="T2">Static Application Security Testing (SAST):</text:span></text:span><text:span text:style-name="T2"> </text:span></text:p>
          </text:list-item>
        </text:list>
        <text:p text:style-name="P36">These tools analyze source code without executing the application, identifying potential vulnerabilities early in the development process. Examples include: </text:p>
      </text:section>
      <text:section text:style-name="Sect1" text:name="eFiDaIC3KJjy4-EPtMz5yAE__80">
        <text:list xml:id="list4194665343" text:style-name="L20">
          <text:list-header>
            <text:p text:style-name="P44"/>
          </text:list-header>
        </text:list>
        <text:section text:style-name="Sect1" text:name="eFiDaIC3KJjy4-EPtMz5yAE__81">
          <text:list xml:id="list154360167334818" text:continue-numbering="true" text:style-name="L20">
            <text:list-item>
              <text:p text:style-name="P11"><text:span text:style-name="Strong_20_Emphasis"><text:span text:style-name="T2">Checkmarx:</text:span></text:span><text:span text:style-name="T2"> SAST and SCA tool for web applications. </text:span></text:p>
            </text:list-item>
          </text:list>
        </text:section>
      </text:section>
      <text:section text:style-name="Sect1" text:name="Section7">
        <text:list xml:id="list2135572798" text:style-name="L21">
          <text:list-item>
            <text:p text:style-name="P45"><text:bookmark text:name="eFiDaIC3KJjy4-EPtMz5yAE__81"/></text:p>
          </text:list-item>
        </text:list>
      </text:section>
      <text:section text:style-name="Sect1" text:name="eFiDaIC3KJjy4-EPtMz5yAE__84">
        <text:list xml:id="list3564572615" text:style-name="L22">
          <text:list-item>
            <text:p text:style-name="P12"><text:span text:style-name="Strong_20_Emphasis"><text:span text:style-name="T2">Mend.io:</text:span></text:span><text:span text:style-name="T2"> SAST, SCA, and container scanning tool. </text:span></text:p>
          </text:list-item>
        </text:list>
      </text:section>
      <text:section text:style-name="Sect1" text:name="Section8">
        <text:list xml:id="list598771730" text:style-name="L23">
          <text:list-item>
            <text:p text:style-name="P46"><text:bookmark text:name="eFiDaIC3KJjy4-EPtMz5yAE__76"/></text:p>
          </text:list-item>
        </text:list>
        <text:section text:style-name="Sect1" text:name="Section9">
          <text:list xml:id="list2180298671" text:style-name="L24">
            <text:list-header>
              <text:p text:style-name="P47"><text:bookmark text:name="eFiDaIC3KJjy4-EPtMz5yAE__80"/></text:p>
            </text:list-header>
          </text:list>
          <text:section text:style-name="Sect1" text:name="Section10">
            <text:list xml:id="list154359150869162" text:continue-numbering="true" text:style-name="L24">
              <text:list-item>
                <text:p text:style-name="P47"><text:bookmark text:name="eFiDaIC3KJjy4-EPtMz5yAE__84"/></text:p>
              </text:list-item>
            </text:list>
          </text:section>
        </text:section>
      </text:section>
      <text:section text:style-name="Sect1" text:name="eFiDaIC3KJjy4-EPtMz5yAE__87">
        <text:list xml:id="list2235658825" text:style-name="L25">
          <text:list-item>
            <text:p text:style-name="P13"><text:span text:style-name="Strong_20_Emphasis"><text:span text:style-name="T2">Interactive Application Security Testing (IAST):</text:span></text:span><text:span text:style-name="T2"> </text:span></text:p>
          </text:list-item>
        </text:list>
        <text:p text:style-name="P36">These tools combine the capabilities of SAST and DAST, analyzing code during runtime and providing detailed information about vulnerabilities. </text:p>
      </text:section>
      <text:section text:style-name="Sect1" text:name="Section11">
        <text:list xml:id="list4185146081" text:style-name="L26">
          <text:list-item>
            <text:p text:style-name="P48"><text:bookmark text:name="eFiDaIC3KJjy4-EPtMz5yAE__87"/></text:p>
          </text:list-item>
        </text:list>
      </text:section>
      <text:section text:style-name="Sect1" text:name="eFiDaIC3KJjy4-EPtMz5yAE__90">
        <text:list xml:id="list3062670676" text:style-name="L27">
          <text:list-item>
            <text:p text:style-name="P14"><text:span text:style-name="Strong_20_Emphasis"><text:span text:style-name="T2">Penetration Testing Tools:</text:span></text:span><text:span text:style-name="T2"> </text:span></text:p>
          </text:list-item>
        </text:list>
        <text:p text:style-name="P36">These tools simulate real-world cyberattacks to assess the resilience of systems and applications. Examples include: </text:p>
      </text:section>
      <text:section text:style-name="Sect1" text:name="eFiDaIC3KJjy4-EPtMz5yAE__94">
        <text:list xml:id="list1992499790" text:style-name="L28">
          <text:list-header>
            <text:p text:style-name="P49"/>
          </text:list-header>
        </text:list>
        <text:section text:style-name="Sect1" text:name="eFiDaIC3KJjy4-EPtMz5yAE__95">
          <text:list xml:id="list154359657771306" text:continue-numbering="true" text:style-name="L28">
            <text:list-item>
              <text:p text:style-name="P15"><text:span text:style-name="Strong_20_Emphasis"><text:span text:style-name="T2">Metasploit:</text:span></text:span><text:span text:style-name="T2"> A penetration testing framework for identifying and exploiting vulnerabilities. </text:span></text:p>
            </text:list-item>
          </text:list>
        </text:section>
      </text:section>
      <text:section text:style-name="Sect1" text:name="Section12">
        <text:list xml:id="list1750730140" text:style-name="L29">
          <text:list-item>
            <text:p text:style-name="P50"><text:bookmark text:name="eFiDaIC3KJjy4-EPtMz5yAE__95"/></text:p>
          </text:list-item>
        </text:list>
      </text:section>
      <text:section text:style-name="Sect1" text:name="eFiDaIC3KJjy4-EPtMz5yAE__98">
        <text:list xml:id="list2027258778" text:style-name="L30">
          <text:list-item>
            <text:p text:style-name="P16"><text:span text:style-name="Strong_20_Emphasis"><text:span text:style-name="T2">BloodHound:</text:span></text:span><text:span text:style-name="T2"> A tool for analyzing Active Directory environments. </text:span></text:p>
          </text:list-item>
        </text:list>
      </text:section>
      <text:section text:style-name="Sect1" text:name="Section13">
        <text:list xml:id="list300165488" text:style-name="L31">
          <text:list-item>
            <text:p text:style-name="P51"><text:bookmark text:name="eFiDaIC3KJjy4-EPtMz5yAE__98"/></text:p>
          </text:list-item>
        </text:list>
      </text:section>
      <text:section text:style-name="Sect1" text:name="eFiDaIC3KJjy4-EPtMz5yAE__101">
        <text:list xml:id="list1233939136" text:style-name="L32">
          <text:list-item>
            <text:p text:style-name="P17"><text:span text:style-name="Strong_20_Emphasis"><text:span text:style-name="T2">PowerUpSQL:</text:span></text:span><text:span text:style-name="T2"> A tool for SQL Server discovery, auditing, and attack. </text:span></text:p>
          </text:list-item>
        </text:list>
      </text:section>
      <text:section text:style-name="Sect1" text:name="Section14">
        <text:list xml:id="list4041376323" text:style-name="L33">
          <text:list-item>
            <text:p text:style-name="P52"><text:bookmark text:name="eFiDaIC3KJjy4-EPtMz5yAE__101"/><text:soft-page-break/></text:p>
          </text:list-item>
        </text:list>
      </text:section>
      <text:section text:style-name="Sect1" text:name="eFiDaIC3KJjy4-EPtMz5yAE__104">
        <text:list xml:id="list739006209" text:style-name="L34">
          <text:list-item>
            <text:p text:style-name="P18"><text:span text:style-name="Strong_20_Emphasis"><text:span text:style-name="T2">Impacket:</text:span></text:span><text:span text:style-name="T2"> A collection of Python classes for network protocol interaction. </text:span></text:p>
          </text:list-item>
        </text:list>
      </text:section>
      <text:section text:style-name="Sect1" text:name="Section15">
        <text:list xml:id="list3825885795" text:style-name="L35">
          <text:list-item>
            <text:p text:style-name="P53"><text:bookmark text:name="eFiDaIC3KJjy4-EPtMz5yAE__104"/></text:p>
          </text:list-item>
        </text:list>
      </text:section>
      <text:section text:style-name="Sect1" text:name="eFiDaIC3KJjy4-EPtMz5yAE__107">
        <text:list xml:id="list1641023087" text:style-name="L36">
          <text:list-item>
            <text:p text:style-name="P19"><text:span text:style-name="Strong_20_Emphasis"><text:span text:style-name="T2">John the Ripper:</text:span></text:span><text:span text:style-name="T2"> A password-cracking tool. </text:span></text:p>
          </text:list-item>
        </text:list>
      </text:section>
      <text:section text:style-name="Sect1" text:name="Section16">
        <text:list xml:id="list3205638033" text:style-name="L37">
          <text:list-item>
            <text:p text:style-name="P54"><text:bookmark text:name="eFiDaIC3KJjy4-EPtMz5yAE__107"/></text:p>
          </text:list-item>
        </text:list>
      </text:section>
      <text:section text:style-name="Sect1" text:name="eFiDaIC3KJjy4-EPtMz5yAE__110">
        <text:list xml:id="list4129931979" text:style-name="L38">
          <text:list-item>
            <text:p text:style-name="P20"><text:span text:style-name="Strong_20_Emphasis"><text:span text:style-name="T2">Hashcat:</text:span></text:span><text:span text:style-name="T2"> A password-cracking tool. </text:span></text:p>
          </text:list-item>
        </text:list>
      </text:section>
      <text:section text:style-name="Sect1" text:name="Section17">
        <text:list xml:id="list2571899353" text:style-name="L39">
          <text:list-item>
            <text:p text:style-name="P55"><text:bookmark text:name="eFiDaIC3KJjy4-EPtMz5yAE__90"/></text:p>
          </text:list-item>
        </text:list>
        <text:section text:style-name="Sect1" text:name="Section18">
          <text:list xml:id="list4194640814" text:style-name="L40">
            <text:list-header>
              <text:p text:style-name="P56"><text:bookmark text:name="eFiDaIC3KJjy4-EPtMz5yAE__94"/></text:p>
            </text:list-header>
          </text:list>
          <text:section text:style-name="Sect1" text:name="Section19">
            <text:list xml:id="list154360176175093" text:continue-numbering="true" text:style-name="L40">
              <text:list-item>
                <text:p text:style-name="P56"><text:bookmark text:name="eFiDaIC3KJjy4-EPtMz5yAE__110"/></text:p>
              </text:list-item>
            </text:list>
          </text:section>
        </text:section>
      </text:section>
      <text:section text:style-name="Sect1" text:name="eFiDaIC3KJjy4-EPtMz5yAE__113">
        <text:list xml:id="list1843509381" text:style-name="L41">
          <text:list-item>
            <text:p text:style-name="P21"><text:span text:style-name="Strong_20_Emphasis"><text:span text:style-name="T2">Vulnerability Scanning Tools:</text:span></text:span><text:span text:style-name="T2"> </text:span></text:p>
          </text:list-item>
        </text:list>
        <text:p text:style-name="P36">These tools scan networks and applications to identify known vulnerabilities and misconfigurations. Examples include: </text:p>
      </text:section>
      <text:section text:style-name="Sect1" text:name="eFiDaIC3KJjy4-EPtMz5yAE__117">
        <text:list xml:id="list4055163401" text:style-name="L42">
          <text:list-header>
            <text:p text:style-name="P57"/>
          </text:list-header>
        </text:list>
        <text:section text:style-name="Sect1" text:name="eFiDaIC3KJjy4-EPtMz5yAE__118">
          <text:list xml:id="list154359565769060" text:continue-numbering="true" text:style-name="L42">
            <text:list-item>
              <text:p text:style-name="P22"><text:span text:style-name="Strong_20_Emphasis"><text:span text:style-name="T2">Nessus:</text:span></text:span><text:span text:style-name="T2"> A vulnerability scanner for networks and systems. </text:span></text:p>
            </text:list-item>
          </text:list>
        </text:section>
      </text:section>
      <text:section text:style-name="Sect1" text:name="Section20">
        <text:list xml:id="list2796687092" text:style-name="L43">
          <text:list-item>
            <text:p text:style-name="P58"><text:bookmark text:name="eFiDaIC3KJjy4-EPtMz5yAE__118"/></text:p>
          </text:list-item>
        </text:list>
      </text:section>
      <text:section text:style-name="Sect1" text:name="eFiDaIC3KJjy4-EPtMz5yAE__121">
        <text:list xml:id="list3273617845" text:style-name="L44">
          <text:list-item>
            <text:p text:style-name="P23"><text:span text:style-name="Strong_20_Emphasis"><text:span text:style-name="T2">OpenVAS:</text:span></text:span><text:span text:style-name="T2"> An open-source vulnerability scanner. </text:span></text:p>
          </text:list-item>
        </text:list>
      </text:section>
      <text:section text:style-name="Sect1" text:name="Section21">
        <text:list xml:id="list1290129820" text:style-name="L45">
          <text:list-item>
            <text:p text:style-name="P59"><text:bookmark text:name="eFiDaIC3KJjy4-EPtMz5yAE__113"/></text:p>
          </text:list-item>
        </text:list>
        <text:section text:style-name="Sect1" text:name="Section22">
          <text:list xml:id="list1746594974" text:style-name="L46">
            <text:list-header>
              <text:p text:style-name="P60"><text:bookmark text:name="eFiDaIC3KJjy4-EPtMz5yAE__117"/></text:p>
            </text:list-header>
          </text:list>
          <text:section text:style-name="Sect1" text:name="Section23">
            <text:list xml:id="list154359285209817" text:continue-numbering="true" text:style-name="L46">
              <text:list-item>
                <text:p text:style-name="P60"><text:bookmark text:name="eFiDaIC3KJjy4-EPtMz5yAE__121"/></text:p>
              </text:list-item>
            </text:list>
          </text:section>
        </text:section>
      </text:section>
      <text:section text:style-name="Sect1" text:name="eFiDaIC3KJjy4-EPtMz5yAE__124">
        <text:list xml:id="list3583235975" text:style-name="L47">
          <text:list-item>
            <text:p text:style-name="P24"><text:span text:style-name="Strong_20_Emphasis"><text:span text:style-name="T2">Software Composition Analysis (SCA):</text:span></text:span><text:span text:style-name="T2"> </text:span></text:p>
          </text:list-item>
        </text:list>
        <text:p text:style-name="P36">These tools analyze software dependencies to identify vulnerabilities in third-party libraries. Examples include: </text:p>
      </text:section>
      <text:section text:style-name="Sect1" text:name="eFiDaIC3KJjy4-EPtMz5yAE__128">
        <text:list xml:id="list1559418186" text:style-name="L48">
          <text:list-header>
            <text:p text:style-name="P61"/>
          </text:list-header>
        </text:list>
        <text:section text:style-name="Sect1" text:name="eFiDaIC3KJjy4-EPtMz5yAE__129">
          <text:list xml:id="list154359240232216" text:continue-numbering="true" text:style-name="L48">
            <text:list-item>
              <text:p text:style-name="P25"><text:span text:style-name="Strong_20_Emphasis"><text:span text:style-name="T2">Mend.io:</text:span></text:span><text:span text:style-name="T2"> SCA tool for custom code, open source, containers, and AI components. </text:span></text:p>
            </text:list-item>
          </text:list>
        </text:section>
      </text:section>
      <text:section text:style-name="Sect1" text:name="Section24">
        <text:list xml:id="list1593654770" text:style-name="L49">
          <text:list-item>
            <text:p text:style-name="P62"><text:bookmark text:name="eFiDaIC3KJjy4-EPtMz5yAE__129"/></text:p>
          </text:list-item>
        </text:list>
      </text:section>
      <text:section text:style-name="Sect1" text:name="eFiDaIC3KJjy4-EPtMz5yAE__132">
        <text:list xml:id="list4193560005" text:style-name="L50">
          <text:list-item>
            <text:p text:style-name="P26"><text:span text:style-name="Strong_20_Emphasis"><text:span text:style-name="T2">SOOS SCA + DAST:</text:span></text:span><text:span text:style-name="T2"> A tool that combines SCA and DAST in one platform. </text:span></text:p>
          </text:list-item>
        </text:list>
      </text:section>
      <text:section text:style-name="Sect1" text:name="Section25">
        <text:list xml:id="list3745900294" text:style-name="L51">
          <text:list-item>
            <text:p text:style-name="P63"><text:bookmark text:name="eFiDaIC3KJjy4-EPtMz5yAE__124"/></text:p>
          </text:list-item>
        </text:list>
        <text:section text:style-name="Sect1" text:name="Section26">
          <text:list xml:id="list144216496" text:style-name="L52">
            <text:list-header>
              <text:p text:style-name="P64"><text:bookmark text:name="eFiDaIC3KJjy4-EPtMz5yAE__128"/></text:p>
            </text:list-header>
          </text:list>
          <text:section text:style-name="Sect1" text:name="Section27">
            <text:list xml:id="list154359069477538" text:continue-numbering="true" text:style-name="L52">
              <text:list-item>
                <text:p text:style-name="P64"><text:bookmark text:name="eFiDaIC3KJjy4-EPtMz5yAE__132"/></text:p>
              </text:list-item>
            </text:list>
          </text:section>
        </text:section>
      </text:section>
      <text:section text:style-name="Sect1" text:name="eFiDaIC3KJjy4-EPtMz5yAE__135">
        <text:list xml:id="list166587304" text:style-name="L53">
          <text:list-item>
            <text:p text:style-name="P27"><text:span text:style-name="Strong_20_Emphasis"><text:span text:style-name="T2">Other Tools:</text:span></text:span><text:span text:style-name="T2"> </text:span></text:p>
          </text:list-item>
        </text:list>
        <text:section text:style-name="Sect1" text:name="eFiDaIC3KJjy4-EPtMz5yAE__137">
          <text:list xml:id="list1014956309" text:style-name="L54">
            <text:list-header>
              <text:p text:style-name="P65"/>
            </text:list-header>
          </text:list>
          <text:section text:style-name="Sect1" text:name="eFiDaIC3KJjy4-EPtMz5yAE__138">
            <text:list xml:id="list154360995654525" text:continue-numbering="true" text:style-name="L54">
              <text:list-item>
                <text:p text:style-name="P28"><text:span text:style-name="Strong_20_Emphasis"><text:span text:style-name="T2">SQLmap:</text:span></text:span><text:span text:style-name="T2"> A tool for automating SQL injection detection and exploitation. </text:span></text:p>
              </text:list-item>
            </text:list>
          </text:section>
        </text:section>
      </text:section>
      <text:section text:style-name="Sect1" text:name="Section28">
        <text:list xml:id="list1478289026" text:style-name="L55">
          <text:list-item>
            <text:p text:style-name="P66"><text:bookmark text:name="eFiDaIC3KJjy4-EPtMz5yAE__138"/></text:p>
          </text:list-item>
        </text:list>
      </text:section>
      <text:section text:style-name="Sect1" text:name="eFiDaIC3KJjy4-EPtMz5yAE__141">
        <text:list xml:id="list4116936649" text:style-name="L56">
          <text:list-item>
            <text:p text:style-name="P29"><text:span text:style-name="Strong_20_Emphasis"><text:span text:style-name="T2">W3af:</text:span></text:span><text:span text:style-name="T2"> A web application attack and audit framework. </text:span></text:p>
          </text:list-item>
        </text:list>
      </text:section>
      <text:section text:style-name="Sect1" text:name="Section29">
        <text:list xml:id="list2817729754" text:style-name="L57">
          <text:list-item>
            <text:p text:style-name="P67"><text:bookmark text:name="eFiDaIC3KJjy4-EPtMz5yAE__141"/></text:p>
          </text:list-item>
        </text:list>
      </text:section>
      <text:section text:style-name="Sect1" text:name="eFiDaIC3KJjy4-EPtMz5yAE__144">
        <text:list xml:id="list2807896529" text:style-name="L58">
          <text:list-item>
            <text:p text:style-name="P30"><text:span text:style-name="Strong_20_Emphasis"><text:span text:style-name="T2">Wapiti:</text:span></text:span><text:span text:style-name="T2"> A web application vulnerability scanner. </text:span></text:p>
          </text:list-item>
        </text:list>
      </text:section>
      <text:section text:style-name="Sect1" text:name="Section30">
        <text:list xml:id="list2506585013" text:style-name="L59">
          <text:list-item>
            <text:p text:style-name="P68"><text:bookmark text:name="eFiDaIC3KJjy4-EPtMz5yAE__144"/></text:p>
          </text:list-item>
        </text:list>
      </text:section>
      <text:section text:style-name="Sect1" text:name="eFiDaIC3KJjy4-EPtMz5yAE__147">
        <text:list xml:id="list1432844802" text:style-name="L60">
          <text:list-item>
            <text:p text:style-name="P31"><text:span text:style-name="Strong_20_Emphasis"><text:span text:style-name="T2">SonarQube:</text:span></text:span><text:span text:style-name="T2"> A platform for continuous code quality and security analysis. </text:span></text:p>
          </text:list-item>
        </text:list>
      </text:section>
      <text:section text:style-name="Sect1" text:name="Section31">
        <text:list xml:id="list1604734832" text:style-name="L61">
          <text:list-item>
            <text:p text:style-name="P69"><text:bookmark text:name="eFiDaIC3KJjy4-EPtMz5yAE__135"/></text:p>
          </text:list-item>
        </text:list>
        <text:section text:style-name="Sect1" text:name="Section32">
          <text:list xml:id="list154360790380829" text:continue-numbering="true" text:style-name="L61">
            <text:list-item>
              <text:list>
                <text:list-header>
                  <text:p text:style-name="P69"><text:bookmark text:name="eFiDaIC3KJjy4-EPtMz5yAE__137"/></text:p>
                </text:list-header>
              </text:list>
            </text:list-item>
          </text:list>
          <text:section text:style-name="Sect1" text:name="Section33">
            <text:list xml:id="list154359211557887" text:continue-numbering="true" text:style-name="L61">
              <text:list-item>
                <text:list>
                  <text:list-item>
                    <text:p text:style-name="P69"><text:bookmark text:name="eFiDaIC3KJjy4-EPtMz5yAE__147"/></text:p>
                  </text:list-item>
                </text:list>
              </text:list-item>
            </text:list>
          </text:section>
        </text:section>
      </text:section>
      <text:section text:style-name="Sect1" text:name="eFiDaIC3KJjy4-EPtMz5yAE__33">
        <text:p text:style-name="P36">Best Practices: </text:p>
      </text:section>
      <text:section text:style-name="Sect1" text:name="eFiDaIC3KJjy4-EPtMz5yAE__26">
        <text:list xml:id="list1682956098" text:style-name="L62">
          <text:list-header>
            <text:p text:style-name="P70"><text:soft-page-break/></text:p>
          </text:list-header>
        </text:list>
        <text:section text:style-name="Sect1" text:name="eFiDaIC3KJjy4-EPtMz5yAE__32">
          <text:list xml:id="list154360589264323" text:continue-numbering="true" text:style-name="L62">
            <text:list-item>
              <text:p text:style-name="P32"><text:span text:style-name="Strong_20_Emphasis"><text:span text:style-name="T2">Automate Scanning:</text:span></text:span><text:span text:style-name="T2"> Integrate security testing tools into the DevOps pipeline to automate vulnerability detection and remediation. </text:span></text:p>
            </text:list-item>
          </text:list>
        </text:section>
      </text:section>
      <text:section text:style-name="Sect1" text:name="Section34">
        <text:list xml:id="list979167537" text:style-name="L63">
          <text:list-item>
            <text:p text:style-name="P71"><text:bookmark text:name="eFiDaIC3KJjy4-EPtMz5yAE__32"/></text:p>
          </text:list-item>
        </text:list>
      </text:section>
      <text:section text:style-name="Sect1" text:name="eFiDaIC3KJjy4-EPtMz5yAE__40">
        <text:list xml:id="list1989849021" text:style-name="L64">
          <text:list-item>
            <text:p text:style-name="P33"><text:span text:style-name="Strong_20_Emphasis"><text:span text:style-name="T2">Prioritize Findings:</text:span></text:span><text:span text:style-name="T2"> Focus on addressing the most critical vulnerabilities first to maximize the impact of security efforts. </text:span></text:p>
          </text:list-item>
        </text:list>
      </text:section>
      <text:section text:style-name="Sect1" text:name="Section35">
        <text:list xml:id="list3054781543" text:style-name="L65">
          <text:list-item>
            <text:p text:style-name="P72"><text:bookmark text:name="eFiDaIC3KJjy4-EPtMz5yAE__40"/></text:p>
          </text:list-item>
        </text:list>
      </text:section>
      <text:section text:style-name="Sect1" text:name="eFiDaIC3KJjy4-EPtMz5yAE__46">
        <text:list xml:id="list2749536187" text:style-name="L66">
          <text:list-item>
            <text:p text:style-name="P34"><text:span text:style-name="Strong_20_Emphasis"><text:span text:style-name="T2">Use a Combination of Tools:</text:span></text:span><text:span text:style-name="T2"> Employ a variety of tools to achieve comprehensive security coverage. </text:span></text:p>
          </text:list-item>
        </text:list>
      </text:section>
      <text:section text:style-name="Sect1" text:name="Section36">
        <text:list xml:id="list80110156" text:style-name="L67">
          <text:list-item>
            <text:p text:style-name="P73"><text:bookmark text:name="eFiDaIC3KJjy4-EPtMz5yAE__46"/></text:p>
          </text:list-item>
        </text:list>
      </text:section>
      <text:section text:style-name="Sect1" text:name="eFiDaIC3KJjy4-EPtMz5yAE__51">
        <text:list xml:id="list3550582112" text:style-name="L68">
          <text:list-item>
            <text:p text:style-name="P35"><text:span text:style-name="Strong_20_Emphasis"><text:span text:style-name="T2">Stay Up-to-Date:</text:span></text:span><text:span text:style-name="T2"> Regularly update tools and scan for the latest vulnerabilities. </text:span></text:p>
          </text:list-item>
        </text:list>
      </text:section>
      <text:section text:style-name="Sect1" text:name="Section37">
        <text:list xml:id="list234287688" text:style-name="L69">
          <text:list-header>
            <text:p text:style-name="P74"><text:bookmark text:name="eFiDaIC3KJjy4-EPtMz5yAE__26"/></text:p>
          </text:list-header>
        </text:list>
        <text:section text:style-name="Sect1" text:name="Section38">
          <text:list xml:id="list154359188270837" text:continue-numbering="true" text:style-name="L69">
            <text:list-item>
              <text:p text:style-name="P74"><text:bookmark text:name="eFiDaIC3KJjy4-EPtMz5yAE__51"/></text:p>
            </text:list-item>
          </text:list>
        </text:section>
      </text:section>
      <text:section text:style-name="Sect1" text:name="eFiDaIC3KJjy4-EPtMz5yAE__20">
        <text:p text:style-name="P36">By utilizing these tools and following best practices, organizations can enhance the security of their software systems and protect against potential threats. </text:p>
      </text:section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5:42:51.031820077</meta:creation-date>
    <dc:date>2025-07-25T15:43:58.595014189</dc:date>
    <meta:editing-duration>PT1M8S</meta:editing-duration>
    <meta:editing-cycles>1</meta:editing-cycles>
    <meta:document-statistic meta:table-count="0" meta:image-count="0" meta:object-count="0" meta:page-count="3" meta:paragraph-count="89" meta:word-count="536" meta:character-count="3493" meta:non-whitespace-character-count="3037"/>
    <meta:generator>LibreOffice/7.3.7.2$Linux_X86_64 LibreOffice_project/30$Build-2</meta:generator>
  </office:meta>
</office:document-meta>
</file>